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table:align="margins" style:may-break-between-rows="false"/>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4.397cm" style:rel-column-width="16384*"/>
    </style:style>
    <style:style style:name="Table2.C" style:family="table-column">
      <style:table-column-properties style:column-width="4.397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5.249cm" style:rel-column-width="19557*"/>
    </style:style>
    <style:style style:name="Table4.B" style:family="table-column">
      <style:table-column-properties style:column-width="12.34cm" style:rel-column-width="4597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style>
    <style:style style:name="Table6.A" style:family="table-column">
      <style:table-column-properties style:column-width="2.145cm" style:rel-column-width="7991*"/>
    </style:style>
    <style:style style:name="Table6.B" style:family="table-column">
      <style:table-column-properties style:column-width="2.417cm" style:rel-column-width="9003*"/>
    </style:style>
    <style:style style:name="Table6.C" style:family="table-column">
      <style:table-column-properties style:column-width="13.028cm" style:rel-column-width="48541*"/>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1.859cm" style:rel-column-width="6926*"/>
    </style:style>
    <style:style style:name="Table5.B" style:family="table-column">
      <style:table-column-properties style:column-width="2.302cm" style:rel-column-width="8576*"/>
    </style:style>
    <style:style style:name="Table5.C" style:family="table-column">
      <style:table-column-properties style:column-width="13.428cm" style:rel-column-width="5003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SLStringHandling" style:family="table">
      <style:table-properties style:width="17.59cm" table:align="margins"/>
    </style:style>
    <style:style style:name="TableSLStringHandling.A" style:family="table-column">
      <style:table-column-properties style:column-width="2.565cm" style:rel-column-width="9555*"/>
    </style:style>
    <style:style style:name="TableSLStringHandling.B" style:family="table-column">
      <style:table-column-properties style:column-width="4.228cm" style:rel-column-width="15752*"/>
    </style:style>
    <style:style style:name="TableSLStringHandling.C" style:family="table-column">
      <style:table-column-properties style:column-width="10.797cm" style:rel-column-width="40228*"/>
    </style:style>
    <style:style style:name="TableSLStringHandling.A1" style:family="table-cell">
      <style:table-cell-properties fo:padding="0.097cm" fo:border-left="0.002cm solid #000000" fo:border-right="none" fo:border-top="0.002cm solid #000000" fo:border-bottom="0.002cm solid #000000"/>
    </style:style>
    <style:style style:name="TableSLStringHandling.C1" style:family="table-cell">
      <style:table-cell-properties fo:padding="0.097cm" fo:border="0.002cm solid #000000"/>
    </style:style>
    <style:style style:name="TableSLStringHandling.A2" style:family="table-cell">
      <style:table-cell-properties fo:padding="0.097cm" fo:border-left="0.002cm solid #000000" fo:border-right="none" fo:border-top="none" fo:border-bottom="0.002cm solid #000000"/>
    </style:style>
    <style:style style:name="TableSLStringHandling.C2" style:family="table-cell">
      <style:table-cell-properties fo:padding="0.097cm" fo:border-left="0.002cm solid #000000" fo:border-right="0.002cm solid #000000" fo:border-top="none" fo:border-bottom="0.002cm solid #000000"/>
    </style:style>
    <style:style style:name="TableSLValues" style:family="table">
      <style:table-properties style:width="17.59cm" table:align="margins" style:may-break-between-rows="false"/>
    </style:style>
    <style:style style:name="TableSLValues.A" style:family="table-column">
      <style:table-column-properties style:column-width="4.161cm" style:rel-column-width="15503*"/>
    </style:style>
    <style:style style:name="TableSLValues.B" style:family="table-column">
      <style:table-column-properties style:column-width="13.428cm" style:rel-column-width="50032*"/>
    </style:style>
    <style:style style:name="TableSLValues.A1" style:family="table-cell">
      <style:table-cell-properties fo:padding="0.097cm" fo:border-left="0.002cm solid #000000" fo:border-right="none" fo:border-top="0.002cm solid #000000" fo:border-bottom="0.002cm solid #000000"/>
    </style:style>
    <style:style style:name="TableSLValues.B1" style:family="table-cell">
      <style:table-cell-properties fo:padding="0.097cm" fo:border="0.002cm solid #000000"/>
    </style:style>
    <style:style style:name="TableSLValues.A2" style:family="table-cell">
      <style:table-cell-properties fo:padding="0.097cm" fo:border-left="0.002cm solid #000000" fo:border-right="none" fo:border-top="none" fo:border-bottom="0.002cm solid #000000"/>
    </style:style>
    <style:style style:name="TableSLValues.B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65cm" style:rel-column-width="9555*"/>
    </style:style>
    <style:style style:name="Table7.B" style:family="table-column">
      <style:table-column-properties style:column-width="4.228cm" style:rel-column-width="15752*"/>
    </style:style>
    <style:style style:name="Table7.C" style:family="table-column">
      <style:table-column-properties style:column-width="10.797cm" style:rel-column-width="40228*"/>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style:style>
    <style:style style:name="Table8.A" style:family="table-column">
      <style:table-column-properties style:column-width="2.96cm" style:rel-column-width="1678*"/>
    </style:style>
    <style:style style:name="Table8.B" style:family="table-column">
      <style:table-column-properties style:column-width="3.533cm" style:rel-column-width="2003*"/>
    </style:style>
    <style:style style:name="Table8.C" style:family="table-column">
      <style:table-column-properties style:column-width="11.097cm" style:rel-column-width="6291*"/>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style>
    <style:style style:name="Table9.A" style:family="table-column">
      <style:table-column-properties style:column-width="2.99cm" style:rel-column-width="1695*"/>
    </style:style>
    <style:style style:name="Table9.B" style:family="table-column">
      <style:table-column-properties style:column-width="2.201cm" style:rel-column-width="1248*"/>
    </style:style>
    <style:style style:name="Table9.C" style:family="table-column">
      <style:table-column-properties style:column-width="12.398cm" style:rel-column-width="7029*"/>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Contents_20_1">
      <style:paragraph-properties>
        <style:tab-stops>
          <style:tab-stop style:position="17.59cm" style:type="right" style:leader-style="dotted" style:leader-text="."/>
        </style:tab-stops>
      </style:paragraph-properties>
    </style:style>
    <style:style style:name="P6" style:family="paragraph" style:parent-style-name="Contents_20_2">
      <style:paragraph-properties>
        <style:tab-stops>
          <style:tab-stop style:position="17.09cm" style:type="right" style:leader-style="dotted" style:leader-text="."/>
        </style:tab-stops>
      </style:paragraph-properties>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éjà Vu Byte Code &amp; Standard Library Design Document and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Introduction<text:tab/>1</text:p>
          <text:p text:style-name="P5">File Format<text:tab/>2</text:p>
          <text:p text:style-name="P6">Header<text:tab/>2</text:p>
          <text:p text:style-name="P6">Main code<text:tab/>2</text:p>
          <text:p text:style-name="P6">Literals<text:tab/>2</text:p>
          <text:p text:style-name="P5">Instruction Opcodes<text:tab/>3</text:p>
          <text:p text:style-name="P6">Opcode sections<text:tab/>3</text:p>
          <text:p text:style-name="P6">Opcodes<text:tab/>3</text:p>
          <text:p text:style-name="P5">Literal Data<text:tab/>4</text:p>
          <text:p text:style-name="P5">Modules<text:tab/>4</text:p>
          <text:p text:style-name="P6">Definition<text:tab/>4</text:p>
          <text:p text:style-name="P6">Locations<text:tab/>4</text:p>
          <text:p text:style-name="P5">Standard Library<text:tab/>5</text:p>
          <text:p text:style-name="P6">Overview<text:tab/>5</text:p>
          <text:p text:style-name="P6">Sections<text:tab/>5</text:p>
          <text:p text:style-name="P7">Vital<text:tab/>5</text:p>
          <text:p text:style-name="P7">Math<text:tab/>6</text:p>
          <text:p text:style-name="P7">I/O<text:tab/>8</text:p>
          <text:p text:style-name="P7">String handling<text:tab/>8</text:p>
          <text:p text:style-name="P7">Container handling<text:tab/>9</text:p>
          <text:p text:style-name="P7">Values<text:tab/>10</text:p>
          <text:p text:style-name="P7">Other<text:tab/>10</text:p>
          <text:p text:style-name="P5">Discussion<text:tab/>10</text:p>
          <text:p text:style-name="P6">String handling and Unicode<text:tab/>10</text:p>
          <text:p text:style-name="P6">Module system<text:tab/>11</text:p>
          <text:p text:style-name="P5">Changes<text:tab/>11</text:p>
        </text:index-body>
      </text:table-of-content>
      <text:p text:style-name="Text_20_body"/>
      <text:h text:style-name="Heading_20_1" text:outline-level="1">Introduction</text:h>
      <text:p text:style-name="Text_20_body">This document describes the Déjà Vu byte code format, version 0.3.</text:p>
      <text:h text:style-name="Heading_20_1" text:outline-level="1"><text:soft-page-break/>File Format</text:h>
      <text:h text:style-name="Heading_20_2" text:outline-level="2">Header</text:h>
      <text:p text:style-name="Text_20_body">The header consists of the following parts:</text:p>
      <text:list xml:id="list219599718" text:style-name="L1">
        <text:list-item>
          <text:p text:style-name="P1">The magic byte sequence<text:span text:style-name="Teletype"> 07 44 56</text:span> (<text:span text:style-name="Teletype">BEL</text:span> “D” “V”). This sequence was chosen to be unlikely be mistaken for plain text in most contexts, and to give an audible bell when possible, as well as identify this as Déjà Vu byte code. Additionally, this sequence together with the version byte takes exactly four bytes, which aligns everything on four byte boundaries.</text:p>
        </text:list-item>
        <text:list-item>
          <text:p text:style-name="P1">A single byte describing the byte code version, the first four bits denoting the major revision, the last four bits denoting the minor revision. This version is <text:span text:style-name="Teletype">03</text:span>.</text:p>
        </text:list-item>
        <text:list-item>
          <text:p text:style-name="P1">Four bytes, read as an big endian unsigned integer, specifying code length, which is the total number of instructions.</text:p>
        </text:list-item>
        <text:list-item>
          <text:p text:style-name="P1">The code, explained in the next section.</text:p>
        </text:list-item>
        <text:list-item>
          <text:p text:style-name="P1">The literals, explained in the section after that.</text:p>
        </text:list-item>
      </text:list>
      <text:h text:style-name="Heading_20_2" text:outline-level="2">Main code</text:h>
      <text:p text:style-name="Text_20_body">Each instruction consists of four bytes: a single byte for the instruction, and three additional bytes used as an argument to the opcode. The argument is always taken as a bigendian value. It can be:</text:p>
      <text:list xml:id="list900488818" text:style-name="L2">
        <text:list-item>
          <text:p text:style-name="P2">An unsigned integer value, for the index in the list of literals.</text:p>
        </text:list-item>
        <text:list-item>
          <text:p text:style-name="P2">A signed integer value, for the offset for a jump.</text:p>
        </text:list-item>
        <text:list-item>
          <text:p text:style-name="P2">A signed integer value, for short integer literal numbers in the source.</text:p>
        </text:list-item>
        <text:list-item>
          <text:p text:style-name="P2">Any value, for opcodes that do not take an argument. Generally, the byte code compiler will produce a value of zero for such opcodes, but it is not guaranteed.</text:p>
        </text:list-item>
      </text:list>
      <text:h text:style-name="Heading_20_2" text:outline-level="2">Literals</text:h>
      <text:p text:style-name="Text_20_body">All literals contained in Déjà Vu source code are collected and listed at the end of the byte code. This way they can be referenced by a single number anywhere in the byte code file.</text:p>
      <text:h text:style-name="Heading_20_1" text:outline-level="1"><text:soft-page-break/>Instruction Opcodes</text:h>
      <text:h text:style-name="Heading_20_2" text:outline-level="2">Opcode sections</text:h>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Offset</text:p>
          </table:table-cell>
        </table:table-row>
        <table:table-row>
          <table:table-cell table:style-name="Table1.A2" office:value-type="string">
            <text:p text:style-name="Table_20_Contents">Words and literals</text:p>
          </table:table-cell>
          <table:table-cell table:style-name="Table1.B2" office:value-type="string">
            <text:p text:style-name="Table_20_Contents"><text:span text:style-name="Teletype">00000000</text:span></text:p>
          </table:table-cell>
        </table:table-row>
        <table:table-row>
          <table:table-cell table:style-name="Table1.A2" office:value-type="string">
            <text:p text:style-name="Table_20_Contents">Flow control</text:p>
          </table:table-cell>
          <table:table-cell table:style-name="Table1.B2" office:value-type="string">
            <text:p text:style-name="Table_20_Contents"><text:span text:style-name="Teletype">00010000</text:span></text:p>
          </table:table-cell>
        </table:table-row>
        <table:table-row>
          <table:table-cell table:style-name="Table1.A2" office:value-type="string">
            <text:p text:style-name="Table_20_Contents">Scope control</text:p>
          </table:table-cell>
          <table:table-cell table:style-name="Table1.B2" office:value-type="string">
            <text:p text:style-name="Table_20_Contents"><text:span text:style-name="Teletype">00100000</text:span></text:p>
          </table:table-cell>
        </table:table-row>
        <table:table-row>
          <table:table-cell table:style-name="Table1.A2" office:value-type="string">
            <text:p text:style-name="Table_20_Contents">List control</text:p>
          </table:table-cell>
          <table:table-cell table:style-name="Table1.B2" office:value-type="string">
            <text:p text:style-name="Table_20_Contents"><text:span text:style-name="Teletype">00110000</text:span></text:p>
          </table:table-cell>
        </table:table-row>
        <table:table-row>
          <table:table-cell table:style-name="Table1.A2" office:value-type="string">
            <text:p text:style-name="Table_20_Contents">Stack control</text:p>
          </table:table-cell>
          <table:table-cell table:style-name="Table1.B2" office:value-type="string">
            <text:p text:style-name="Table_20_Contents"><text:span text:style-name="Teletype">01000000</text:span></text:p>
          </table:table-cell>
        </table:table-row>
        <table:table-row>
          <table:table-cell table:style-name="Table1.A2" office:value-type="string">
            <text:p text:style-name="Table_20_Contents">Debug information</text:p>
          </table:table-cell>
          <table:table-cell table:style-name="Table1.B2" office:value-type="string">
            <text:p text:style-name="Table_20_Contents"><text:span text:style-name="Teletype">01010000</text:span></text:p>
          </table:table-cell>
        </table:table-row>
        <table:table-row>
          <table:table-cell table:style-name="Table1.A2" office:value-type="string">
            <text:p text:style-name="Table_20_Contents">Error handling</text:p>
          </table:table-cell>
          <table:table-cell table:style-name="Table1.B2" office:value-type="string">
            <text:p text:style-name="Table_20_Contents"><text:span text:style-name="Teletype">01100000</text:span></text:p>
          </table:table-cell>
        </table:table-row>
        <table:table-row>
          <table:table-cell table:style-name="Table1.A2" office:value-type="string">
            <text:p text:style-name="Table_20_Contents">Dict control</text:p>
          </table:table-cell>
          <table:table-cell table:style-name="Table1.B2" office:value-type="string">
            <text:p text:style-name="Table_20_Contents"><text:span text:style-name="Teletype">01110000</text:span></text:p>
          </table:table-cell>
        </table:table-row>
      </table:table>
      <text:h text:style-name="Heading_20_2" text:outline-level="2">Opcodes</text:h>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pcode</text:p>
          </table:table-cell>
          <table:table-cell table:style-name="Table2.A1" office:value-type="string">
            <text:p text:style-name="Table_20_Heading">Section</text:p>
          </table:table-cell>
          <table:table-cell table:style-name="Table2.A1" office:value-type="string">
            <text:p text:style-name="Table_20_Heading">Argument</text:p>
          </table:table-cell>
          <table:table-cell table:style-name="Table2.D1" office:value-type="string">
            <text:p text:style-name="Table_20_Heading">Value</text:p>
          </table:table-cell>
        </table:table-row>
        <table:table-row>
          <table:table-cell table:style-name="Table2.A2" office:value-type="string">
            <text:p text:style-name="Table_20_Contents"><text:span text:style-name="Teletype">PUSH_LITER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00</text:span></text:p>
          </table:table-cell>
        </table:table-row>
        <table:table-row>
          <table:table-cell table:style-name="Table2.A2" office:value-type="string">
            <text:p text:style-name="Table_20_Contents"><text:span text:style-name="Teletype">PUSH_INTEGER</text:span></text:p>
          </table:table-cell>
          <table:table-cell table:style-name="Table2.A2" office:value-type="string">
            <text:p text:style-name="Table_20_Contents">Words and literals</text:p>
          </table:table-cell>
          <table:table-cell table:style-name="Table2.A2" office:value-type="string">
            <text:p text:style-name="Table_20_Contents">Signed number</text:p>
          </table:table-cell>
          <table:table-cell table:style-name="Table2.D2" office:value-type="string">
            <text:p text:style-name="Table_20_Contents"><text:span text:style-name="Teletype">00000001</text:span></text:p>
          </table:table-cell>
        </table:table-row>
        <table:table-row>
          <table:table-cell table:style-name="Table2.A2" office:value-type="string">
            <text:p text:style-name="Table_20_Contents"><text:span text:style-name="Teletype">PUSH_WORD</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10</text:span></text:p>
          </table:table-cell>
        </table:table-row>
        <table:table-row>
          <table:table-cell table:style-name="Table2.A2" office:value-type="string">
            <text:p text:style-name="Table_20_Contents"><text:span text:style-name="Teletype">SET</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11</text:span></text:p>
          </table:table-cell>
        </table:table-row>
        <table:table-row>
          <table:table-cell table:style-name="Table2.A2" office:value-type="string">
            <text:p text:style-name="Table_20_Contents"><text:span text:style-name="Teletype">SET_LOC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00</text:span></text:p>
          </table:table-cell>
        </table:table-row>
        <table:table-row>
          <table:table-cell table:style-name="Table2.A2" office:value-type="string">
            <text:p text:style-name="Table_20_Contents"><text:span text:style-name="Teletype">SET_GLOB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01</text:span></text:p>
          </table:table-cell>
        </table:table-row>
        <table:table-row>
          <table:table-cell table:style-name="Table2.A2" office:value-type="string">
            <text:p text:style-name="Table_20_Contents"><text:span text:style-name="Teletype">GET</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10</text:span></text:p>
          </table:table-cell>
        </table:table-row>
        <table:table-row>
          <table:table-cell table:style-name="Table2.A2" office:value-type="string">
            <text:p text:style-name="Table_20_Contents"><text:span text:style-name="Teletype">GET_GLOB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11</text:span></text:p>
          </table:table-cell>
        </table:table-row>
        <table:table-row>
          <table:table-cell table:style-name="Table2.A2" office:value-type="string">
            <text:p text:style-name="Table_20_Contents"><text:span text:style-name="Teletype">JMP</text:span></text:p>
          </table:table-cell>
          <table:table-cell table:style-name="Table2.A2" office:value-type="string">
            <text:p text:style-name="Table_20_Contents">Flow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010000</text:span></text:p>
          </table:table-cell>
        </table:table-row>
        <table:table-row>
          <table:table-cell table:style-name="Table2.A2" office:value-type="string">
            <text:p text:style-name="Table_20_Contents"><text:span text:style-name="Teletype">JMPZ</text:span></text:p>
          </table:table-cell>
          <table:table-cell table:style-name="Table2.A2" office:value-type="string">
            <text:p text:style-name="Table_20_Contents">Flow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010001</text:span></text:p>
          </table:table-cell>
        </table:table-row>
        <table:table-row>
          <table:table-cell table:style-name="Table2.A2" office:value-type="string">
            <text:p text:style-name="Table_20_Contents"><text:span text:style-name="Teletype">RETURN</text:span></text:p>
          </table:table-cell>
          <table:table-cell table:style-name="Table2.A2" office:value-type="string">
            <text:p text:style-name="Table_20_Contents">Flow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010010</text:span></text:p>
          </table:table-cell>
        </table:table-row>
        <table:table-row>
          <table:table-cell table:style-name="Table2.A2" office:value-type="string">
            <text:p text:style-name="Table_20_Contents"><text:span text:style-name="Teletype">RECURSE</text:span></text:p>
          </table:table-cell>
          <table:table-cell table:style-name="Table2.A2" office:value-type="string">
            <text:p text:style-name="Table_20_Contents">Flow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010011</text:span></text:p>
          </table:table-cell>
        </table:table-row>
        <table:table-row>
          <table:table-cell table:style-name="Table2.A2" office:value-type="string">
            <text:p text:style-name="Table_20_Contents"><text:span text:style-name="Teletype">LABDA</text:span></text:p>
          </table:table-cell>
          <table:table-cell table:style-name="Table2.A2" office:value-type="string">
            <text:p text:style-name="Table_20_Contents">Scope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100000</text:span></text:p>
          </table:table-cell>
        </table:table-row>
        <table:table-row>
          <table:table-cell table:style-name="Table2.A2" office:value-type="string">
            <text:p text:style-name="Table_20_Contents"><text:span text:style-name="Teletype">ENTER_SCOPE</text:span></text:p>
          </table:table-cell>
          <table:table-cell table:style-name="Table2.A2" office:value-type="string">
            <text:p text:style-name="Table_20_Contents">Scope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00001</text:span></text:p>
          </table:table-cell>
        </table:table-row>
        <table:table-row>
          <table:table-cell table:style-name="Table2.A2" office:value-type="string">
            <text:p text:style-name="Table_20_Contents"><text:span text:style-name="Teletype">LEAVE_SCOPE</text:span></text:p>
          </table:table-cell>
          <table:table-cell table:style-name="Table2.A2" office:value-type="string">
            <text:p text:style-name="Table_20_Contents">Scope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00010</text:span></text:p>
          </table:table-cell>
        </table:table-row>
        <table:table-row>
          <table:table-cell table:style-name="Table2.A2" office:value-type="string">
            <text:p text:style-name="Table_20_Contents"><text:span text:style-name="Teletype">NEW_LIST</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00</text:span></text:p>
          </table:table-cell>
        </table:table-row>
        <table:table-row>
          <table:table-cell table:style-name="Table2.A2" office:value-type="string">
            <text:p text:style-name="Table_20_Contents"><text:span text:style-name="Teletype">POP_FROM</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01</text:span></text:p>
          </table:table-cell>
        </table:table-row>
        <table:table-row>
          <table:table-cell table:style-name="Table2.A2" office:value-type="string">
            <text:p text:style-name="Table_20_Contents"><text:span text:style-name="Teletype">PUSH_TO</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10</text:span></text:p>
          </table:table-cell>
        </table:table-row>
        <table:table-row>
          <table:table-cell table:style-name="Table2.A2" office:value-type="string">
            <text:p text:style-name="Table_20_Contents"><text:span text:style-name="Teletype">PUSH_THROUGH</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11</text:span></text:p>
          </table:table-cell>
        </table:table-row>
        <table:table-row>
          <table:table-cell table:style-name="Table2.A2" office:value-type="string">
            <text:p text:style-name="Table_20_Contents"><text:span text:style-name="Teletype">DRO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00</text:span></text:p>
          </table:table-cell>
        </table:table-row>
        <text:soft-page-break/>
        <table:table-row>
          <table:table-cell table:style-name="Table2.A2" office:value-type="string">
            <text:p text:style-name="Table_20_Contents"><text:span text:style-name="Teletype">DU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01</text:span></text:p>
          </table:table-cell>
        </table:table-row>
        <table:table-row>
          <table:table-cell table:style-name="Table2.A2" office:value-type="string">
            <text:p text:style-name="Table_20_Contents"><text:span text:style-name="Teletype">SWA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10</text:span></text:p>
          </table:table-cell>
        </table:table-row>
        <table:table-row>
          <table:table-cell table:style-name="Table2.A2" office:value-type="string">
            <text:p text:style-name="Table_20_Contents"><text:span text:style-name="Teletype">ROT</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11</text:span></text:p>
          </table:table-cell>
        </table:table-row>
        <table:table-row>
          <table:table-cell table:style-name="Table2.A2" office:value-type="string">
            <text:p text:style-name="Table_20_Contents"><text:span text:style-name="Teletype">OVER</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100</text:span></text:p>
          </table:table-cell>
        </table:table-row>
        <table:table-row>
          <table:table-cell table:style-name="Table2.A2" office:value-type="string">
            <text:p text:style-name="Table_20_Contents"><text:span text:style-name="Teletype">LINE_NUMBER</text:span></text:p>
          </table:table-cell>
          <table:table-cell table:style-name="Table2.A2" office:value-type="string">
            <text:p text:style-name="Table_20_Contents">Debug information</text:p>
          </table:table-cell>
          <table:table-cell table:style-name="Table2.A2" office:value-type="string">
            <text:p text:style-name="Table_20_Contents">Signed number</text:p>
          </table:table-cell>
          <table:table-cell table:style-name="Table2.D2" office:value-type="string">
            <text:p text:style-name="Table_20_Contents"><text:span text:style-name="Teletype">01010000</text:span></text:p>
          </table:table-cell>
        </table:table-row>
        <table:table-row>
          <table:table-cell table:style-name="Table2.A2" office:value-type="string">
            <text:p text:style-name="Table_20_Contents"><text:span text:style-name="Teletype">SOURCE_FILE</text:span></text:p>
          </table:table-cell>
          <table:table-cell table:style-name="Table2.A2" office:value-type="string">
            <text:p text:style-name="Table_20_Contents">Debug information</text:p>
          </table:table-cell>
          <table:table-cell table:style-name="Table2.A2" office:value-type="string">
            <text:p text:style-name="Table_20_Contents">Index</text:p>
          </table:table-cell>
          <table:table-cell table:style-name="Table2.D2" office:value-type="string">
            <text:p text:style-name="Table_20_Contents"><text:span text:style-name="Teletype">01010010</text:span></text:p>
          </table:table-cell>
        </table:table-row>
        <table:table-row>
          <table:table-cell table:style-name="Table2.A2" office:value-type="string">
            <text:p text:style-name="Table_20_Contents"><text:span text:style-name="Teletype">ENTER_ERRHAND</text:span></text:p>
          </table:table-cell>
          <table:table-cell table:style-name="Table2.A2" office:value-type="string">
            <text:p text:style-name="Table_20_Contents">Error handling</text:p>
          </table:table-cell>
          <table:table-cell table:style-name="Table2.A2" office:value-type="string">
            <text:p text:style-name="Table_20_Contents">Offset</text:p>
          </table:table-cell>
          <table:table-cell table:style-name="Table2.D2" office:value-type="string">
            <text:p text:style-name="Table_20_Contents"><text:span text:style-name="Teletype">01100000</text:span></text:p>
          </table:table-cell>
        </table:table-row>
        <table:table-row>
          <table:table-cell table:style-name="Table2.A2" office:value-type="string">
            <text:p text:style-name="Table_20_Contents"><text:span text:style-name="Teletype">LEAVE_ERRHAND</text:span></text:p>
          </table:table-cell>
          <table:table-cell table:style-name="Table2.A2" office:value-type="string">
            <text:p text:style-name="Table_20_Contents">Error handling</text:p>
          </table:table-cell>
          <table:table-cell table:style-name="Table2.A2" office:value-type="string">
            <text:p text:style-name="Table_20_Contents">Nothing</text:p>
          </table:table-cell>
          <table:table-cell table:style-name="Table2.D2" office:value-type="string">
            <text:p text:style-name="Table_20_Contents"><text:span text:style-name="Teletype">01100001</text:span></text:p>
          </table:table-cell>
        </table:table-row>
        <table:table-row>
          <table:table-cell table:style-name="Table2.A2" office:value-type="string">
            <text:p text:style-name="Table_20_Contents"><text:span text:style-name="Teletype">NEW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00</text:span></text:p>
          </table:table-cell>
        </table:table-row>
        <table:table-row>
          <table:table-cell table:style-name="Table2.A2" office:value-type="string">
            <text:p text:style-name="Table_20_Contents"><text:span text:style-name="Teletype">HAS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01</text:span></text:p>
          </table:table-cell>
        </table:table-row>
        <table:table-row>
          <table:table-cell table:style-name="Table2.A2" office:value-type="string">
            <text:p text:style-name="Table_20_Contents"><text:span text:style-name="Teletype">GET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10</text:span></text:p>
          </table:table-cell>
        </table:table-row>
        <table:table-row>
          <table:table-cell table:style-name="Table2.A2" office:value-type="string">
            <text:p text:style-name="Table_20_Contents"><text:span text:style-name="Teletype">SET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11</text:span></text:p>
          </table:table-cell>
        </table:table-row>
      </table:table>
      <text:p text:style-name="Text_20_body"/>
      <text:h text:style-name="Heading_20_1" text:outline-level="1">Literal Data</text:h>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Value</text:p>
          </table:table-cell>
        </table:table-row>
        <table:table-row>
          <table:table-cell table:style-name="Table3.A2" office:value-type="string">
            <text:p text:style-name="Table_20_Contents">Ident</text:p>
          </table:table-cell>
          <table:table-cell table:style-name="Table3.B2" office:value-type="string">
            <text:p text:style-name="Table_20_Contents"><text:span text:style-name="Teletype">00000000</text:span></text:p>
          </table:table-cell>
        </table:table-row>
        <table:table-row>
          <table:table-cell table:style-name="Table3.A2" office:value-type="string">
            <text:p text:style-name="Table_20_Contents">String</text:p>
          </table:table-cell>
          <table:table-cell table:style-name="Table3.B2" office:value-type="string">
            <text:p text:style-name="Table_20_Contents"><text:span text:style-name="Teletype">00000001</text:span></text:p>
          </table:table-cell>
        </table:table-row>
        <table:table-row>
          <table:table-cell table:style-name="Table3.A2" office:value-type="string">
            <text:p text:style-name="Table_20_Contents">Number</text:p>
          </table:table-cell>
          <table:table-cell table:style-name="Table3.B2" office:value-type="string">
            <text:p text:style-name="Table_20_Contents"><text:span text:style-name="Teletype">00000010</text:span></text:p>
          </table:table-cell>
        </table:table-row>
      </table:table>
      <text:p text:style-name="Text_20_body"/>
      <text:p text:style-name="Text_20_body">For idents and strings, the following four bytes (bigendian, unsigned int) designate length, the first <text:span text:style-name="Variable">n</text:span> bytes after that are a UTF-8 encoded string. Idents starting with the hash character (#) are compiler-generated names for hidden variables, since the use of a hash character inside a literal ident is forbidden.</text:p>
      <text:p text:style-name="Text_20_body">For numbers, the type is followed by eight bytes, which is read as a double precision floating point number.</text:p>
      <text:h text:style-name="Heading_20_1" text:outline-level="1">Modules</text:h>
      <text:h text:style-name="Heading_20_2" text:outline-level="2">Definition</text:h>
      <text:p text:style-name="Text_20_body">A module is a Déjà Vu program, which is run the first time when the word <text:span text:style-name="Source_20_Text">use</text:span> is called with its name on top of the stack. The main module is the module which was specified on the command line to the Déjà Vu virtual machine.</text:p>
      <text:h text:style-name="Heading_20_2" text:outline-level="2">Locations</text:h>
      <text:p text:style-name="Text_20_body">The Déjà Vu virtual machine looks for the environment variable <text:span text:style-name="Teletype">$DEJAVUPATH</text:span>, to get a list of search paths, delimited by colons. If it cannot find that variable, it will act as if it contained <text:span text:style-name="Source_20_Text">.:/usr/local/share/deja</text:span>. That is, it will look in the current directory and in <text:span text:style-name="Source_20_Text">/usr/local/share/deja</text:span> for modules. Regardless of the value of the path, it will first look if it can use <text:soft-page-break/>it as an absolute filename. Thus, if a program has a line <text:span text:style-name="Source_20_Text">use :foo</text:span>, the virtual machine will look for <text:span text:style-name="Source_20_Text">foo</text:span>, <text:span text:style-name="Source_20_Text">foo.vu</text:span>, <text:span text:style-name="Source_20_Text">./foo</text:span>, <text:span text:style-name="Source_20_Text">./foo.vu</text:span>, <text:span text:style-name="Source_20_Text">/usr/local/share/deja/foo</text:span>, <text:span text:style-name="Source_20_Text">/usr/local/share/deja/foo.vu</text:span>, in that order.</text:p>
      <text:h text:style-name="Heading_20_1" text:outline-level="1">Standard Library</text:h>
      <text:h text:style-name="Heading_20_2" text:outline-level="2">Overview</text:h>
      <text:p text:style-name="Text_20_body">The Déjà Vu run time environment includes a standard library that is automatically loaded, before the main module is loaded and run. Many of the functions and values provided by the standard library are necessary for the workings of all but the most rudimentary programs. It also implements functions for many of the opcodes. This is because not all use-cases of the keywords they represent are possible to perform with the opcodes (for example, using <text:span text:style-name="Source_20_Text">set</text:span> with anything other than a literal ident). Another reason is that it is possible to turn off “opcode optimizations” in the compiler, in which case only a subset of all opcodes are used. All other opcodes will be simulated using <text:span text:style-name="Teletype">PUSH_WORD</text:span>.</text:p>
      <text:h text:style-name="Heading_20_2" text:outline-level="2">Sections</text:h>
      <text:p text:style-name="Text_20_body">The standard library can be divided into sections. This division does not occur anywhere else (for example, the current implementation makes no mention of these, and only separates the string handling functions). It was added to this document to make it easier to look up functions in the standard library, especially if their name is not known, but what section they would fall under is.</text:p>
      <table:table table:name="Table4" table:style-name="Table4">
        <table:table-column table:style-name="Table4.A"/>
        <table:table-column table:style-name="Table4.B"/>
        <table:table-row>
          <table:table-cell table:style-name="Table4.A1" office:value-type="string">
            <text:p text:style-name="Table_20_Heading">Section</text:p>
          </table:table-cell>
          <table:table-cell table:style-name="Table4.B1" office:value-type="string">
            <text:p text:style-name="Table_20_Heading">Description</text:p>
          </table:table-cell>
        </table:table-row>
        <table:table-row>
          <table:table-cell table:style-name="Table4.A2" office:value-type="string">
            <text:p text:style-name="Table_20_Contents">Vital</text:p>
          </table:table-cell>
          <table:table-cell table:style-name="Table4.B2" office:value-type="string">
            <text:p text:style-name="Table_20_Contents">Everything related to flow control and error handling</text:p>
          </table:table-cell>
        </table:table-row>
        <table:table-row>
          <table:table-cell table:style-name="Table4.A2" office:value-type="string">
            <text:p text:style-name="Table_20_Contents">Math</text:p>
          </table:table-cell>
          <table:table-cell table:style-name="Table4.B2" office:value-type="string">
            <text:p text:style-name="Table_20_Contents">Mathematical functions and logical operators</text:p>
          </table:table-cell>
        </table:table-row>
        <table:table-row>
          <table:table-cell table:style-name="Table4.A2" office:value-type="string">
            <text:p text:style-name="Table_20_Contents">I/O</text:p>
          </table:table-cell>
          <table:table-cell table:style-name="Table4.B2" office:value-type="string">
            <text:p text:style-name="Table_20_Contents">Communicating with the user</text:p>
          </table:table-cell>
        </table:table-row>
        <table:table-row>
          <table:table-cell table:style-name="Table4.A2" office:value-type="string">
            <text:p text:style-name="Table_20_Contents">String handling</text:p>
          </table:table-cell>
          <table:table-cell table:style-name="Table4.B2" office:value-type="string">
            <text:p text:style-name="Table_20_Contents">Concatenation, splitting strings and related operations</text:p>
          </table:table-cell>
        </table:table-row>
        <table:table-row>
          <table:table-cell table:style-name="Table4.A2" office:value-type="string">
            <text:p text:style-name="Table_20_Contents">Container handling</text:p>
          </table:table-cell>
          <table:table-cell table:style-name="Table4.B2" office:value-type="string">
            <text:p text:style-name="Table_20_Contents">Functions working on lists, dictionaries, pairs and sets</text:p>
          </table:table-cell>
        </table:table-row>
        <table:table-row>
          <table:table-cell table:style-name="Table4.A2" office:value-type="string">
            <text:p text:style-name="Table_20_Contents">Values</text:p>
          </table:table-cell>
          <table:table-cell table:style-name="Table4.B2" office:value-type="string">
            <text:p text:style-name="Table_20_Contents">Things the standard library exposes that are not functions</text:p>
          </table:table-cell>
        </table:table-row>
        <table:table-row>
          <table:table-cell table:style-name="Table4.A2" office:value-type="string">
            <text:p text:style-name="Table_20_Contents">Other</text:p>
          </table:table-cell>
          <table:table-cell table:style-name="Table4.B2" office:value-type="string">
            <text:p text:style-name="Table_20_Contents">Anything that does not fit in any of the above categories</text:p>
          </table:table-cell>
        </table:table-row>
      </table:table>
      <text:h text:style-name="Heading_20_3" text:outline-level="3">Vital</text:h>
      <text:p text:style-name="Text_20_body"/>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Name</text:p>
            </table:table-cell>
            <table:table-cell table:style-name="Table6.A1" office:value-type="string">
              <text:p text:style-name="Table_20_Heading">Arguments</text:p>
            </table:table-cell>
            <table:table-cell table:style-name="Table6.C1" office:value-type="string">
              <text:p text:style-name="Table_20_Heading">Description</text:p>
            </table:table-cell>
          </table:table-row>
        </table:table-header-rows>
        <table:table-row>
          <table:table-cell table:style-name="Table6.A2" office:value-type="string">
            <text:p text:style-name="Table_20_Contents"><text:span text:style-name="Source_20_Text">get</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Gets the value associated with the ident, starting from the current scope.</text:p>
          </table:table-cell>
        </table:table-row>
        <table:table-row>
          <table:table-cell table:style-name="Table6.A2" office:value-type="string">
            <text:p text:style-name="Table_20_Contents"><text:span text:style-name="Source_20_Text">getglobal</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Gets the value associated with the ident, from the global scope only.</text:p>
          </table:table-cell>
        </table:table-row>
        <table:table-row>
          <table:table-cell table:style-name="Table6.A2" office:value-type="string">
            <text:p text:style-name="Table_20_Contents"><text:span text:style-name="Source_20_Text">set</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tarts looking for the ident from the current scope. Falls back to global scope.</text:p>
          </table:table-cell>
        </table:table-row>
        <table:table-row>
          <table:table-cell table:style-name="Table6.A2" office:value-type="string">
            <text:p text:style-name="Table_20_Contents"><text:span text:style-name="Source_20_Text">setglobal</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ets a global variable.</text:p>
          </table:table-cell>
        </table:table-row>
        <table:table-row>
          <table:table-cell table:style-name="Table6.A2" office:value-type="string">
            <text:p text:style-name="Table_20_Contents"><text:span text:style-name="Source_20_Text">local</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ets a local at the current scope.</text:p>
          </table:table-cell>
        </table:table-row>
        <table:table-row>
          <table:table-cell table:style-name="Table6.A2" office:value-type="string">
            <text:p text:style-name="Table_20_Contents"><text:span text:style-name="Source_20_Text">return</text:span></text:p>
          </table:table-cell>
          <table:table-cell table:style-name="Table6.A2" office:value-type="string">
            <text:p text:style-name="Table_20_Contents"><text:span text:style-name="Source_20_Text"/></text:p>
          </table:table-cell>
          <table:table-cell table:style-name="Table6.C2" office:value-type="string">
            <text:p text:style-name="Table_20_Contents">Returns from the current function or file.</text:p>
          </table:table-cell>
        </table:table-row>
        <text:soft-page-break/>
        <table:table-row>
          <table:table-cell table:style-name="Table6.A2" office:value-type="string">
            <text:p text:style-name="Table_20_Contents"><text:span text:style-name="Source_20_Text">exit</text:span></text:p>
          </table:table-cell>
          <table:table-cell table:style-name="Table6.A2" office:value-type="string">
            <text:p text:style-name="Table_20_Contents"><text:span text:style-name="Source_20_Text"/></text:p>
          </table:table-cell>
          <table:table-cell table:style-name="Table6.C2" office:value-type="string">
            <text:p text:style-name="Table_20_Contents">Quits the program.</text:p>
          </table:table-cell>
        </table:table-row>
        <table:table-row>
          <table:table-cell table:style-name="Table6.A2" office:value-type="string">
            <text:p text:style-name="Table_20_Contents"><text:span text:style-name="Source_20_Text">swap</text:span></text:p>
          </table:table-cell>
          <table:table-cell table:style-name="Table6.A2" office:value-type="string">
            <text:p text:style-name="Table_20_Contents"><text:span text:style-name="Source_20_Text">v1 v2</text:span></text:p>
          </table:table-cell>
          <table:table-cell table:style-name="Table6.C2" office:value-type="string">
            <text:p text:style-name="Table_20_Contents">Swaps the top two stack values.</text:p>
          </table:table-cell>
        </table:table-row>
        <table:table-row>
          <table:table-cell table:style-name="Table6.A2" office:value-type="string">
            <text:p text:style-name="Table_20_Contents"><text:span text:style-name="Source_20_Text">tail-call</text:span></text:p>
          </table:table-cell>
          <table:table-cell table:style-name="Table6.A2" office:value-type="string">
            <text:p text:style-name="Table_20_Contents"><text:span text:style-name="Source_20_Text">function</text:span></text:p>
          </table:table-cell>
          <table:table-cell table:style-name="Table6.C2" office:value-type="string">
            <text:p text:style-name="Table_20_Contents">Pops the current function of the return stack and calls <text:span text:style-name="Source_20_Text">function</text:span>.</text:p>
          </table:table-cell>
        </table:table-row>
        <table:table-row>
          <table:table-cell table:style-name="Table6.A2" office:value-type="string">
            <text:p text:style-name="Table_20_Contents"><text:span text:style-name="Source_20_Text">recurse</text:span></text:p>
          </table:table-cell>
          <table:table-cell table:style-name="Table6.A2" office:value-type="string">
            <text:p text:style-name="Table_20_Contents"><text:span text:style-name="Source_20_Text"/></text:p>
          </table:table-cell>
          <table:table-cell table:style-name="Table6.C2" office:value-type="string">
            <text:p text:style-name="Table_20_Contents">Jumps back to the beginning of the current function.</text:p>
          </table:table-cell>
        </table:table-row>
        <table:table-row>
          <table:table-cell table:style-name="Table6.A2" office:value-type="string">
            <text:p text:style-name="Table_20_Contents"><text:span text:style-name="Source_20_Text">use</text:span></text:p>
          </table:table-cell>
          <table:table-cell table:style-name="Table6.A2" office:value-type="string">
            <text:p text:style-name="Table_20_Contents"><text:span text:style-name="Source_20_Text">module</text:span></text:p>
          </table:table-cell>
          <table:table-cell table:style-name="Table6.C2" office:value-type="string">
            <text:p text:style-name="Table_20_Contents">Imports and runs the supplied module.</text:p>
          </table:table-cell>
        </table:table-row>
        <table:table-row>
          <table:table-cell table:style-name="Table6.A2" office:value-type="string">
            <text:p text:style-name="Table_20_Contents"><text:span text:style-name="Source_20_Text">call</text:span></text:p>
          </table:table-cell>
          <table:table-cell table:style-name="Table6.A2" office:value-type="string">
            <text:p text:style-name="Table_20_Contents"><text:span text:style-name="Source_20_Text">function</text:span></text:p>
          </table:table-cell>
          <table:table-cell table:style-name="Table6.C2" office:value-type="string">
            <text:p text:style-name="Table_20_Contents">Calls <text:span text:style-name="Source_20_Text">function</text:span>. This can be an actual function or an ident, in which case the value associated with it is called.</text:p>
          </table:table-cell>
        </table:table-row>
        <table:table-row>
          <table:table-cell table:style-name="Table6.A2" office:value-type="string">
            <text:p text:style-name="Table_20_Contents"><text:span text:style-name="Source_20_Text">dup</text:span></text:p>
          </table:table-cell>
          <table:table-cell table:style-name="Table6.A2" office:value-type="string">
            <text:p text:style-name="Table_20_Contents"><text:span text:style-name="Source_20_Text">v</text:span></text:p>
          </table:table-cell>
          <table:table-cell table:style-name="Table6.C2" office:value-type="string">
            <text:p text:style-name="Table_20_Contents">Duplicates value <text:span text:style-name="Source_20_Text">v</text:span> on the stack.</text:p>
          </table:table-cell>
        </table:table-row>
        <table:table-row>
          <table:table-cell table:style-name="Table6.A2" office:value-type="string">
            <text:p text:style-name="Table_20_Contents"><text:span text:style-name="Source_20_Text">drop</text:span></text:p>
          </table:table-cell>
          <table:table-cell table:style-name="Table6.A2" office:value-type="string">
            <text:p text:style-name="Table_20_Contents"><text:span text:style-name="Source_20_Text">v</text:span></text:p>
          </table:table-cell>
          <table:table-cell table:style-name="Table6.C2" office:value-type="string">
            <text:p text:style-name="Table_20_Contents">Drops top of stack.</text:p>
          </table:table-cell>
        </table:table-row>
        <table:table-row>
          <table:table-cell table:style-name="Table6.A2" office:value-type="string">
            <text:p text:style-name="Table_20_Contents"><text:span text:style-name="Source_20_Text">over</text:span></text:p>
          </table:table-cell>
          <table:table-cell table:style-name="Table6.A2" office:value-type="string">
            <text:p text:style-name="Table_20_Contents"><text:span text:style-name="Source_20_Text">v1 v2</text:span></text:p>
          </table:table-cell>
          <table:table-cell table:style-name="Table6.C2" office:value-type="string">
            <text:p text:style-name="Table_20_Contents">Copies <text:span text:style-name="Source_20_Text">v2</text:span> to the top of stack, over <text:span text:style-name="Source_20_Text">v1</text:span>.</text:p>
          </table:table-cell>
        </table:table-row>
        <table:table-row>
          <table:table-cell table:style-name="Table6.A2" office:value-type="string">
            <text:p text:style-name="Table_20_Contents"><text:span text:style-name="Source_20_Text">rot</text:span></text:p>
          </table:table-cell>
          <table:table-cell table:style-name="Table6.A2" office:value-type="string">
            <text:p text:style-name="Table_20_Contents"><text:span text:style-name="Source_20_Text">a b c</text:span></text:p>
          </table:table-cell>
          <table:table-cell table:style-name="Table6.C2" office:value-type="string">
            <text:p text:style-name="Table_20_Contents">Pops <text:span text:style-name="Source_20_Text">a</text:span> off the stack and buries it below <text:span text:style-name="Source_20_Text">c</text:span>.</text:p>
          </table:table-cell>
        </table:table-row>
        <table:table-row>
          <table:table-cell table:style-name="Table6.A2" office:value-type="string">
            <text:p text:style-name="Table_20_Contents"><text:span text:style-name="Source_20_Text">error</text:span></text:p>
          </table:table-cell>
          <table:table-cell table:style-name="Table6.A2" office:value-type="string">
            <text:p text:style-name="Table_20_Contents"/>
          </table:table-cell>
          <table:table-cell table:style-name="Table6.C2" office:value-type="string">
            <text:p text:style-name="Table_20_Contents">Raises an anonymous error.</text:p>
          </table:table-cell>
        </table:table-row>
        <table:table-row>
          <table:table-cell table:style-name="Table6.A2" office:value-type="string">
            <text:p text:style-name="Table_20_Contents"><text:span text:style-name="Source_20_Text">raise</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Raises an error based on <text:span text:style-name="Source_20_Text">name</text:span>, where <text:span text:style-name="Source_20_Text">name</text:span> can be one of <text:span text:style-name="Source_20_Text">:exit</text:span>, <text:span text:style-name="Source_20_Text">:name-error</text:span>, <text:span text:style-name="Source_20_Text">:value-error</text:span>, <text:span text:style-name="Source_20_Text">:type-error</text:span>, <text:span text:style-name="Source_20_Text">:stack-empty</text:span>, <text:span text:style-name="Source_20_Text">:illegal-file</text:span>, <text:span text:style-name="Source_20_Text">:error</text:span> or <text:span text:style-name="Source_20_Text">:nothing</text:span>.</text:p>
            <text:p text:style-name="Table_20_Contents">Using <text:span text:style-name="Source_20_Text">:nothing</text:span> is a no-op, using <text:span text:style-name="Source_20_Text">:exit</text:span> is the same as calling <text:span text:style-name="Source_20_Text">exit</text:span>, and using <text:span text:style-name="Source_20_Text">:error</text:span> is the same as calling <text:span text:style-name="Source_20_Text">error</text:span>.</text:p>
          </table:table-cell>
        </table:table-row>
        <table:table-row>
          <table:table-cell table:style-name="Table6.A2" office:value-type="string">
            <text:p text:style-name="Table_20_Contents"><text:span text:style-name="Source_20_Text">yield</text:span></text:p>
          </table:table-cell>
          <table:table-cell table:style-name="Table6.A2" office:value-type="string">
            <text:p text:style-name="Table_20_Contents"/>
          </table:table-cell>
          <table:table-cell table:style-name="Table6.C2" office:value-type="string">
            <text:p text:style-name="Table_20_Contents">Pushes the current function to the stack and returns. (Note that this is not like Python. Something more like Python’s <text:span text:style-name="Source_20_Text">yield</text:span> is implemented in the current compiler as the macro <text:span text:style-name="Source_20_Text">(:split:)</text:span>.)</text:p>
          </table:table-cell>
        </table:table-row>
        <table:table-row>
          <table:table-cell table:style-name="Table6.A2" office:value-type="string">
            <text:p text:style-name="Table_20_Contents"><text:span text:style-name="Source_20_Text">loadlib</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Loads a dynamic native library. The library needs to provide a symbol called <text:span text:style-name="Source_20_Text">deja_vu</text:span>, which should be an array of CFunc. If the library provides a symbol called <text:span text:style-name="Source_20_Text">deja_vu_init</text:span> as well, which should adhere to the CFunc interface, it will be called, with the current header, stack and scope.</text:p>
          </table:table-cell>
        </table:table-row>
      </table:table>
      <text:h text:style-name="Heading_20_3" text:outline-level="3">Math</text:h>
      <text:p text:style-name="Text_20_body"/>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ame</text:p>
            </table:table-cell>
            <table:table-cell table:style-name="Table7.A1" office:value-type="string">
              <text:p text:style-name="Table_20_Heading">Arguments</text:p>
            </table:table-cell>
            <table:table-cell table:style-name="Table7.C1" office:value-type="string">
              <text:p text:style-name="Table_20_Heading">Description</text:p>
            </table:table-cell>
          </table:table-row>
        </table:table-header-rows>
        <table:table-row>
          <table:table-cell table:style-name="Table7.A2" office:value-type="string">
            <text:p text:style-name="Table_20_Contents"><text:span text:style-name="Source_20_Text">+ </text:span><text:span text:style-name="Alternative">or</text:span><text:span text:style-name="Source_20_Text"> ad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Adds <text:span text:style-name="Source_20_Text">a</text:span> and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sub</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Subtracts <text:span text:style-name="Source_20_Text">b</text:span> from <text:span text:style-name="Source_20_Text">a</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mul</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Multiplies <text:span text:style-name="Source_20_Text">a</text:span> by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div</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Divides <text:span text:style-name="Source_20_Text">a</text:span> by <text:span text:style-name="Source_20_Text">b</text:span>. Either may be a number or a fraction. Note that doing this with a number and a fraction will result in the <text:soft-page-break/>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mo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he remainder of dividing <text:span text:style-name="Source_20_Text">a</text:span> by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l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smaller than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g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greater than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l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smaller than or equal to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g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greater than or equal to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equal to <text:span text:style-name="Source_20_Text">b</text:span>. This also does string comparis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not equal to <text:span text:style-name="Source_20_Text">b</text:span>. This also does string comparison.</text:p>
          </table:table-cell>
        </table:table-row>
        <table:table-row>
          <table:table-cell table:style-name="Table7.A2" office:value-type="string">
            <text:p text:style-name="Table_20_Contents"><text:span text:style-name="Source_20_Text">not</text:span></text:p>
          </table:table-cell>
          <table:table-cell table:style-name="Table7.A2" office:value-type="string">
            <text:p text:style-name="Table_20_Contents"><text:span text:style-name="Source_20_Text">v</text:span></text:p>
          </table:table-cell>
          <table:table-cell table:style-name="Table7.C2" office:value-type="string">
            <text:p text:style-name="Table_20_Contents">Negates <text:span text:style-name="Source_20_Text">v</text:span>. Returns <text:span text:style-name="Source_20_Text">true</text:span> if <text:span text:style-name="Source_20_Text">v</text:span> is a zero value, empty string or empty container.</text:p>
          </table:table-cell>
        </table:table-row>
        <table:table-row>
          <table:table-cell table:style-name="Table7.A2" office:value-type="string">
            <text:p text:style-name="Table_20_Contents"><text:span text:style-name="Source_20_Text">an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both <text:span text:style-name="Source_20_Text">a</text:span> and <text:span text:style-name="Source_20_Text">b</text:span> are truthy.</text:p>
          </table:table-cell>
        </table:table-row>
        <table:table-row>
          <table:table-cell table:style-name="Table7.A2" office:value-type="string">
            <text:p text:style-name="Table_20_Contents"><text:span text:style-name="Source_20_Text">or</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either <text:span text:style-name="Source_20_Text">a</text:span> or <text:span text:style-name="Source_20_Text">b</text:span> or both are truthy.</text:p>
          </table:table-cell>
        </table:table-row>
        <table:table-row>
          <table:table-cell table:style-name="Table7.A2" office:value-type="string">
            <text:p text:style-name="Table_20_Contents"><text:span text:style-name="Source_20_Text">xor</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either <text:span text:style-name="Source_20_Text">a</text:span> or <text:span text:style-name="Source_20_Text">b</text:span> is truthy (but not both).</text:p>
          </table:table-cell>
        </table:table-row>
        <table:table-row>
          <table:table-cell table:style-name="Table7.A2" office:value-type="string">
            <text:p text:style-name="Table_20_Contents"><text:span text:style-name="Source_20_Text">ab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bsolute value of <text:span text:style-name="Source_20_Text">x</text:span>.</text:p>
          </table:table-cell>
        </table:table-row>
        <table:table-row>
          <table:table-cell table:style-name="Table7.A2" office:value-type="string">
            <text:p text:style-name="Table_20_Contents"><text:span text:style-name="Source_20_Text">si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sine of <text:span text:style-name="Source_20_Text">x</text:span>.</text:p>
          </table:table-cell>
        </table:table-row>
        <table:table-row>
          <table:table-cell table:style-name="Table7.A2" office:value-type="string">
            <text:p text:style-name="Table_20_Contents"><text:span text:style-name="Source_20_Text">co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cosine of <text:span text:style-name="Source_20_Text">x</text:span>.</text:p>
          </table:table-cell>
        </table:table-row>
        <table:table-row>
          <table:table-cell table:style-name="Table7.A2" office:value-type="string">
            <text:p text:style-name="Table_20_Contents"><text:span text:style-name="Source_20_Text">ta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tangent of <text:span text:style-name="Source_20_Text">x</text:span>.</text:p>
          </table:table-cell>
        </table:table-row>
        <table:table-row>
          <table:table-cell table:style-name="Table7.A2" office:value-type="string">
            <text:p text:style-name="Table_20_Contents"><text:span text:style-name="Source_20_Text">asi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sine of <text:span text:style-name="Source_20_Text">x</text:span>.</text:p>
          </table:table-cell>
        </table:table-row>
        <table:table-row>
          <table:table-cell table:style-name="Table7.A2" office:value-type="string">
            <text:p text:style-name="Table_20_Contents"><text:span text:style-name="Source_20_Text">aco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cosine of <text:span text:style-name="Source_20_Text">x</text:span>.</text:p>
          </table:table-cell>
        </table:table-row>
        <table:table-row>
          <table:table-cell table:style-name="Table7.A2" office:value-type="string">
            <text:p text:style-name="Table_20_Contents"><text:span text:style-name="Source_20_Text">ata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tangent of <text:span text:style-name="Source_20_Text">x</text:span>.</text:p>
          </table:table-cell>
        </table:table-row>
        <table:table-row>
          <table:table-cell table:style-name="Table7.A2" office:value-type="string">
            <text:p text:style-name="Table_20_Contents"><text:span text:style-name="Source_20_Text">ran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a random floating-point number between <text:span text:style-name="Source_20_Text">a</text:span> and <text:span text:style-name="Source_20_Text">b</text:span>. </text:p>
          </table:table-cell>
        </table:table-row>
        <table:table-row>
          <table:table-cell table:style-name="Table7.A2" office:value-type="string">
            <text:p text:style-name="Table_20_Contents"><text:span text:style-name="Source_20_Text">floor</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 not larger than <text:span text:style-name="Source_20_Text">n</text:span>.</text:p>
          </table:table-cell>
        </table:table-row>
        <table:table-row>
          <table:table-cell table:style-name="Table7.A2" office:value-type="string">
            <text:p text:style-name="Table_20_Contents"><text:span text:style-name="Source_20_Text">ceil</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 not smaller than <text:span text:style-name="Source_20_Text">n</text:span>.</text:p>
          </table:table-cell>
        </table:table-row>
        <text:soft-page-break/>
        <table:table-row>
          <table:table-cell table:style-name="Table7.A2" office:value-type="string">
            <text:p text:style-name="Table_20_Contents"><text:span text:style-name="Source_20_Text">round</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Adds 1 to <text:span text:style-name="Source_20_Text">x</text:span>. May be a number or a fracti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Subtracts 1 from <text:span text:style-name="Source_20_Text">x</text:span>. May be a number or a fracti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numerator denominator</text:span></text:p>
          </table:table-cell>
          <table:table-cell table:style-name="Table7.C2" office:value-type="string">
            <text:p text:style-name="Table_20_Contents">Creates a fraction. If both <text:span text:style-name="Source_20_Text">numerator</text:span> and <text:span text:style-name="Source_20_Text">denominator</text:span> are constant, the compiler allows things like <text:span text:style-name="Source_20_Text">1/2</text:span> for <text:span text:style-name="Source_20_Text">// 1 2</text:span>. Note this function always simplifies and returns a number instead of a fraction if it turns out the fraction is an integer.</text:p>
          </table:table-cell>
        </table:table-row>
      </table:table>
      <text:h text:style-name="Heading_20_3" text:outline-level="3">I/O</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ame</text:p>
            </table:table-cell>
            <table:table-cell table:style-name="Table5.A1" office:value-type="string">
              <text:p text:style-name="Table_20_Heading">Arguments</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text:span text:style-name="Source_20_Text">input</text:span></text:p>
          </table:table-cell>
          <table:table-cell table:style-name="Table5.A2" office:value-type="string">
            <text:p text:style-name="Table_20_Contents"><text:span text:style-name="Source_20_Text"/></text:p>
          </table:table-cell>
          <table:table-cell table:style-name="Table5.C2" office:value-type="string">
            <text:p text:style-name="Table_20_Contents">Asks the user for a line of input. If you want a prompt, use <text:span text:style-name="Source_20_Text">print\</text:span> or a variant just before <text:span text:style-name="Source_20_Text">input</text:span>.</text:p>
          </table:table-cell>
        </table:table-row>
        <table:table-row>
          <table:table-cell table:style-name="Table5.A2" office:value-type="string">
            <text:p text:style-name="Table_20_Contents"><text:span text:style-name="Source_20_Text">print</text:span></text:p>
            <text:p text:style-name="Table_20_Contents"><text:span text:style-name="Source_20_Text">print\</text:span></text:p>
            <text:p text:style-name="Table_20_Contents"><text:span text:style-name="Source_20_Text">print(</text:span></text:p>
            <text:p text:style-name="Table_20_Contents"><text:span text:style-name="Source_20_Text">print\(</text:span></text:p>
            <text:p text:style-name="Table_20_Contents"><text:span text:style-name="Source_20_Text">.</text:span></text:p>
            <text:p text:style-name="Table_20_Contents"><text:span text:style-name="Source_20_Text">.\</text:span></text:p>
            <text:p text:style-name="Table_20_Contents"><text:span text:style-name="Source_20_Text">.(</text:span></text:p>
            <text:p text:style-name="Table_20_Contents"><text:span text:style-name="Source_20_Text">.\(</text:span></text:p>
          </table:table-cell>
          <table:table-cell table:style-name="Table5.A2" office:value-type="string">
            <text:p text:style-name="Table_20_Contents"><text:span text:style-name="Source_20_Text">v</text:span></text:p>
            <text:p text:style-name="Table_20_Contents"><text:span text:style-name="Source_20_Text">v</text:span></text:p>
            <text:p text:style-name="Table_20_Contents"><text:span text:style-name="Source_20_Text">v1 … )</text:span></text:p>
            <text:p text:style-name="Table_20_Contents"><text:span text:style-name="Source_20_Text">v1 … )</text:span></text:p>
            <text:p text:style-name="Table_20_Contents"><text:span text:style-name="Source_20_Text">v</text:span></text:p>
            <text:p text:style-name="Table_20_Contents"><text:span text:style-name="Source_20_Text">v</text:span></text:p>
            <text:p text:style-name="Table_20_Contents"><text:span text:style-name="Source_20_Text">v1 … )</text:span></text:p>
            <text:p text:style-name="Table_20_Contents"><text:span text:style-name="Source_20_Text">v1 … )</text:span></text:p>
          </table:table-cell>
          <table:table-cell table:style-name="Table5.C2" office:value-type="string">
            <text:p text:style-name="Table_20_Contents">Prints a value on the screen. Usually, especially for printing strings, you will want to use the variants with <text:span text:style-name="Source_20_Text">print</text:span>. The variants with <text:span text:style-name="Source_20_Text">.</text:span> are homoiconic in the sense that they print Déjà Vu source code that would push values to the stack that are equal to the original arguments.</text:p>
            <text:p text:style-name="Table_20_Contents">The variants without a backslash print a new-line when they are done.</text:p>
            <text:p text:style-name="Table_20_Contents">The variants with a <text:span text:style-name="Source_20_Text">(</text:span> take multiple arguments instead of one. It is important to note that where <text:span text:style-name="Source_20_Text">.(</text:span> and <text:span text:style-name="Source_20_Text">.\(</text:span> place spaces between their arguments, <text:span text:style-name="Source_20_Text">print(</text:span> and <text:span text:style-name="Source_20_Text">print\(</text:span> do not.</text:p>
          </table:table-cell>
        </table:table-row>
      </table:table>
      <text:h text:style-name="Heading_20_3" text:outline-level="3">String handling</text:h>
      <table:table table:name="TableSLStringHandling" table:style-name="TableSLStringHandling">
        <table:table-column table:style-name="TableSLStringHandling.A"/>
        <table:table-column table:style-name="TableSLStringHandling.B"/>
        <table:table-column table:style-name="TableSLStringHandling.C"/>
        <table:table-header-rows>
          <table:table-row>
            <table:table-cell table:style-name="TableSLStringHandling.A1" office:value-type="string">
              <text:p text:style-name="Table_20_Heading">Name</text:p>
            </table:table-cell>
            <table:table-cell table:style-name="TableSLStringHandling.A1" office:value-type="string">
              <text:p text:style-name="Table_20_Heading">Arguments</text:p>
            </table:table-cell>
            <table:table-cell table:style-name="TableSLStringHandling.C1" office:value-type="string">
              <text:p text:style-name="Table_20_Heading">Description</text:p>
            </table:table-cell>
          </table:table-row>
        </table:table-header-rows>
        <table:table-row>
          <table:table-cell table:style-name="TableSLStringHandling.A2" office:value-type="string">
            <text:p text:style-name="Table_20_Contents"><text:span text:style-name="Source_20_Text">concat</text:span></text:p>
          </table:table-cell>
          <table:table-cell table:style-name="TableSLStringHandling.A2" office:value-type="string">
            <text:p text:style-name="Table_20_Contents"><text:span text:style-name="Source_20_Text">str1 str2 </text:span><text:span text:style-name="Alternative">or</text:span></text:p>
            <text:p text:style-name="Table_20_Contents"><text:span text:style-name="Source_20_Text">list-of-str </text:span><text:span text:style-name="Alternative">or</text:span></text:p>
            <text:p text:style-name="Table_20_Contents"><text:span text:style-name="Source_20_Text">( str1 … )</text:span></text:p>
          </table:table-cell>
          <table:table-cell table:style-name="TableSLStringHandling.C2" office:value-type="string">
            <text:p text:style-name="Table_20_Contents">Concatenates a number of strings. If TOS is a string, then it expects a single other string. If TOS is a list, it will try to concatenate everything in that list. If TOS is the autonym <text:span text:style-name="Source_20_Text">(</text:span>, it will take values off the stack until it finds a <text:span text:style-name="Source_20_Text">)</text:span>.</text:p>
          </table:table-cell>
        </table:table-row>
        <table:table-row>
          <table:table-cell table:style-name="TableSLStringHandling.A2" office:value-type="string">
            <text:p text:style-name="Table_20_Contents"><text:span text:style-name="Source_20_Text">contains</text:span></text:p>
          </table:table-cell>
          <table:table-cell table:style-name="TableSLStringHandling.A2" office:value-type="string">
            <text:p text:style-name="Table_20_Contents"><text:span text:style-name="Source_20_Text">needle haystack</text:span></text:p>
          </table:table-cell>
          <table:table-cell table:style-name="TableSLStringHandling.C2" office:value-type="string">
            <text:p text:style-name="Table_20_Contents">Returns <text:span text:style-name="Source_20_Text">true</text:span> if <text:span text:style-name="Source_20_Text">needle</text:span> is somewhere in <text:span text:style-name="Source_20_Text">haystack</text:span>, <text:span text:style-name="Source_20_Text">false</text:span> otherwise.</text:p>
          </table:table-cell>
        </table:table-row>
        <table:table-row>
          <table:table-cell table:style-name="TableSLStringHandling.A2" office:value-type="string">
            <text:p text:style-name="Table_20_Contents"><text:span text:style-name="Source_20_Text">starts-with</text:span></text:p>
          </table:table-cell>
          <table:table-cell table:style-name="TableSLStringHandling.A2" office:value-type="string">
            <text:p text:style-name="Table_20_Contents"><text:span text:style-name="Source_20_Text">start full</text:span></text:p>
          </table:table-cell>
          <table:table-cell table:style-name="TableSLStringHandling.C2" office:value-type="string">
            <text:p text:style-name="Table_20_Contents">Returns <text:span text:style-name="Source_20_Text">true</text:span> if <text:span text:style-name="Source_20_Text">full</text:span> starts with <text:span text:style-name="Source_20_Text">start</text:span>, <text:span text:style-name="Source_20_Text">false</text:span> otherwise.</text:p>
          </table:table-cell>
        </table:table-row>
        <table:table-row>
          <table:table-cell table:style-name="TableSLStringHandling.A2" office:value-type="string">
            <text:p text:style-name="Table_20_Contents"><text:span text:style-name="Source_20_Text">ends-with</text:span></text:p>
          </table:table-cell>
          <table:table-cell table:style-name="TableSLStringHandling.A2" office:value-type="string">
            <text:p text:style-name="Table_20_Contents"><text:span text:style-name="Source_20_Text">end full</text:span></text:p>
          </table:table-cell>
          <table:table-cell table:style-name="TableSLStringHandling.C2" office:value-type="string">
            <text:p text:style-name="Table_20_Contents">Returns <text:span text:style-name="Source_20_Text">true</text:span> if <text:span text:style-name="Source_20_Text">full</text:span> ends with <text:span text:style-name="Source_20_Text">end</text:span>, <text:span text:style-name="Source_20_Text">false</text:span> otherwise.</text:p>
          </table:table-cell>
        </table:table-row>
        <table:table-row>
          <table:table-cell table:style-name="TableSLStringHandling.A2" office:value-type="string">
            <text:p text:style-name="Table_20_Contents"><text:span text:style-name="Source_20_Text">split</text:span></text:p>
          </table:table-cell>
          <table:table-cell table:style-name="TableSLStringHandling.A2" office:value-type="string">
            <text:p text:style-name="Table_20_Contents"><text:span text:style-name="Source_20_Text">full splitter</text:span></text:p>
          </table:table-cell>
          <table:table-cell table:style-name="TableSLStringHandling.C2" office:value-type="string">
            <text:p text:style-name="Table_20_Contents">Returns a list of fragments of <text:span text:style-name="Source_20_Text">full</text:span>, separated by <text:span text:style-name="Source_20_Text">splitter</text:span>.</text:p>
          </table:table-cell>
        </table:table-row>
        <table:table-row>
          <table:table-cell table:style-name="TableSLStringHandling.A2" office:value-type="string">
            <text:p text:style-name="Table_20_Contents"><text:span text:style-name="Source_20_Text">join</text:span></text:p>
          </table:table-cell>
          <table:table-cell table:style-name="TableSLStringHandling.A2" office:value-type="string">
            <text:p text:style-name="Table_20_Contents"><text:span text:style-name="Source_20_Text">joiner list-of-str</text:span></text:p>
          </table:table-cell>
          <table:table-cell table:style-name="TableSLStringHandling.C2" office:value-type="string">
            <text:p text:style-name="Table_20_Contents">Returns a string, which is the <text:span text:style-name="Source_20_Text">list-of-str</text:span> joined by <text:span text:style-name="Source_20_Text">joiner</text:span>.</text:p>
          </table:table-cell>
        </table:table-row>
        <table:table-row>
          <table:table-cell table:style-name="TableSLStringHandling.A2" office:value-type="string">
            <text:p text:style-name="Table_20_Contents"><text:span text:style-name="Source_20_Text">slice</text:span></text:p>
          </table:table-cell>
          <table:table-cell table:style-name="TableSLStringHandling.A2" office:value-type="string">
            <text:p text:style-name="Table_20_Contents"><text:span text:style-name="Source_20_Text">str start end</text:span></text:p>
          </table:table-cell>
          <table:table-cell table:style-name="TableSLStringHandling.C2" office:value-type="string">
            <text:p text:style-name="Table_20_Contents">Works similar to Python slicing.</text:p>
          </table:table-cell>
        </table:table-row>
        <table:table-row>
          <table:table-cell table:style-name="TableSLStringHandling.A2" office:value-type="string">
            <text:p text:style-name="Table_20_Contents"><text:span text:style-name="Source_20_Text">ord</text:span></text:p>
          </table:table-cell>
          <table:table-cell table:style-name="TableSLStringHandling.A2" office:value-type="string">
            <text:p text:style-name="Table_20_Contents"><text:span text:style-name="Source_20_Text">str</text:span></text:p>
          </table:table-cell>
          <table:table-cell table:style-name="TableSLStringHandling.C2" office:value-type="string">
            <text:p text:style-name="Table_20_Contents">Get the ordinal value of the first character in <text:span text:style-name="Source_20_Text">str</text:span>.</text:p>
          </table:table-cell>
        </table:table-row>
        <table:table-row>
          <table:table-cell table:style-name="TableSLStringHandling.A2" office:value-type="string">
            <text:p text:style-name="Table_20_Contents"><text:span text:style-name="Source_20_Text">chr</text:span></text:p>
          </table:table-cell>
          <table:table-cell table:style-name="TableSLStringHandling.A2" office:value-type="string">
            <text:p text:style-name="Table_20_Contents"><text:span text:style-name="Source_20_Text">num</text:span></text:p>
          </table:table-cell>
          <table:table-cell table:style-name="TableSLStringHandling.C2" office:value-type="string">
            <text:p text:style-name="Table_20_Contents">Convert an ASCII value to a string.</text:p>
          </table:table-cell>
        </table:table-row>
        <table:table-row>
          <table:table-cell table:style-name="TableSLStringHandling.A2" office:value-type="string">
            <text:p text:style-name="Table_20_Contents"><text:span text:style-name="Source_20_Text">find</text:span></text:p>
          </table:table-cell>
          <table:table-cell table:style-name="TableSLStringHandling.A2" office:value-type="string">
            <text:p text:style-name="Table_20_Contents"><text:span text:style-name="Source_20_Text">needle haystack</text:span></text:p>
          </table:table-cell>
          <table:table-cell table:style-name="TableSLStringHandling.C2" office:value-type="string">
            <text:p text:style-name="Table_20_Contents">Returns the index of <text:span text:style-name="Source_20_Text">needle</text:span> in <text:span text:style-name="Source_20_Text">haystack</text:span>, <text:span text:style-name="Source_20_Text">-1</text:span> if not found.</text:p>
          </table:table-cell>
        </table:table-row>
        <table:table-row>
          <table:table-cell table:style-name="TableSLStringHandling.A2" office:value-type="string">
            <text:p text:style-name="Table_20_Contents"><text:span text:style-name="Source_20_Text">chars</text:span></text:p>
          </table:table-cell>
          <table:table-cell table:style-name="TableSLStringHandling.A2" office:value-type="string">
            <text:p text:style-name="Table_20_Contents"><text:span text:style-name="Source_20_Text">str</text:span></text:p>
          </table:table-cell>
          <table:table-cell table:style-name="TableSLStringHandling.C2" office:value-type="string">
            <text:p text:style-name="Table_20_Contents">Returns a list of one-length strings: the characters in <text:span text:style-name="Source_20_Text">str</text:span>.</text:p>
          </table:table-cell>
        </table:table-row>
        <table:table-row>
          <table:table-cell table:style-name="TableSLStringHandling.A2" office:value-type="string">
            <text:p text:style-name="Table_20_Contents"><text:span text:style-name="Source_20_Text">count</text:span></text:p>
          </table:table-cell>
          <table:table-cell table:style-name="TableSLStringHandling.A2" office:value-type="string">
            <text:p text:style-name="Table_20_Contents"><text:span text:style-name="Source_20_Text">haystack needle</text:span></text:p>
          </table:table-cell>
          <table:table-cell table:style-name="TableSLStringHandling.C2" office:value-type="string">
            <text:p text:style-name="Table_20_Contents">Returns the number of times <text:span text:style-name="Source_20_Text">needle</text:span> occurs in <text:span text:style-name="Source_20_Text">haystack</text:span>.</text:p>
          </table:table-cell>
        </table:table-row>
        <text:soft-page-break/>
        <table:table-row>
          <table:table-cell table:style-name="TableSLStringHandling.A2" office:value-type="string">
            <text:p text:style-name="Table_20_Contents"><text:span text:style-name="Source_20_Text">split-any</text:span></text:p>
          </table:table-cell>
          <table:table-cell table:style-name="TableSLStringHandling.A2" office:value-type="string">
            <text:p text:style-name="Table_20_Contents"><text:span text:style-name="Source_20_Text">full splitters</text:span></text:p>
          </table:table-cell>
          <table:table-cell table:style-name="TableSLStringHandling.C2" office:value-type="string">
            <text:p text:style-name="Table_20_Contents">Just like <text:span text:style-name="Source_20_Text">split</text:span>, only <text:span text:style-name="Source_20_Text">full</text:span> is split on each separate character in <text:span text:style-name="Source_20_Text">splitters</text:span>, instead of on the entire sequence.</text:p>
          </table:table-cell>
        </table:table-row>
      </table:table>
      <text:h text:style-name="Heading_20_3" text:outline-level="3">Container handling</text:h>
      <text:p text:style-name="Text_20_body"/>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Name</text:p>
            </table:table-cell>
            <table:table-cell table:style-name="Table8.A1" office:value-type="string">
              <text:p text:style-name="Table_20_Heading">Arguments</text:p>
            </table:table-cell>
            <table:table-cell table:style-name="Table8.C1" office:value-type="string">
              <text:p text:style-name="Table_20_Heading">Description</text:p>
            </table:table-cell>
          </table:table-row>
        </table:table-header-rows>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text:p>
          </table:table-cell>
          <table:table-cell table:style-name="Table8.C2" office:value-type="string">
            <text:p text:style-name="Table_20_Contents">Creates a new empty list.</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v1 v2 … ]</text:span></text:p>
          </table:table-cell>
          <table:table-cell table:style-name="Table8.C2" office:value-type="string">
            <text:p text:style-name="Table_20_Contents">Creates a list with the values supplied.</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text:p>
          </table:table-cell>
          <table:table-cell table:style-name="Table8.C2" office:value-type="string">
            <text:p text:style-name="Table_20_Contents">Creates a new empty dictionary.</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k1 v1 k2 v2 … }</text:span></text:p>
          </table:table-cell>
          <table:table-cell table:style-name="Table8.C2" office:value-type="string">
            <text:p text:style-name="Table_20_Contents">Creates a dictionary with the keys and values supplied.</text:p>
          </table:table-cell>
        </table:table-row>
        <table:table-row>
          <table:table-cell table:style-name="Table8.A2" office:value-type="string">
            <text:p text:style-name="Table_20_Contents"><text:span text:style-name="Source_20_Text">push-to</text:span></text:p>
          </table:table-cell>
          <table:table-cell table:style-name="Table8.A2" office:value-type="string">
            <text:p text:style-name="Table_20_Contents"><text:span text:style-name="Source_20_Text">list value</text:span></text:p>
          </table:table-cell>
          <table:table-cell table:style-name="Table8.C2" office:value-type="string">
            <text:p text:style-name="Table_20_Contents">Pushes a value onto a list.</text:p>
          </table:table-cell>
        </table:table-row>
        <table:table-row>
          <table:table-cell table:style-name="Table8.A2" office:value-type="string">
            <text:p text:style-name="Table_20_Contents"><text:span text:style-name="Source_20_Text">push-through</text:span></text:p>
          </table:table-cell>
          <table:table-cell table:style-name="Table8.A2" office:value-type="string">
            <text:p text:style-name="Table_20_Contents"><text:span text:style-name="Source_20_Text">list value</text:span></text:p>
          </table:table-cell>
          <table:table-cell table:style-name="Table8.C2" office:value-type="string">
            <text:p text:style-name="Table_20_Contents">Same as <text:span text:style-name="Source_20_Text">push-to</text:span>, except it leaves <text:span text:style-name="Source_20_Text">list</text:span> on the stack. Useful for pushing multiple items in a row.</text:p>
          </table:table-cell>
        </table:table-row>
        <table:table-row>
          <table:table-cell table:style-name="Table8.A2" office:value-type="string">
            <text:p text:style-name="Table_20_Contents"><text:span text:style-name="Source_20_Text">pop-from</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Pops the top value from the list and pushes it onto the stack.</text:p>
          </table:table-cell>
        </table:table-row>
        <table:table-row>
          <table:table-cell table:style-name="Table8.A2" office:value-type="string">
            <text:p text:style-name="Table_20_Contents"><text:span text:style-name="Source_20_Text">copy</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Copies a list. Useful to call before calling functions like <text:span text:style-name="Source_20_Text">in</text:span>, which destructively update their argument.</text:p>
          </table:table-cell>
        </table:table-row>
        <table:table-row>
          <table:table-cell table:style-name="Table8.A2" office:value-type="string">
            <text:p text:style-name="Table_20_Contents"><text:span text:style-name="Source_20_Text">len</text:span></text:p>
          </table:table-cell>
          <table:table-cell table:style-name="Table8.A2" office:value-type="string">
            <text:p text:style-name="Table_20_Contents"><text:span text:style-name="Source_20_Text">container</text:span></text:p>
          </table:table-cell>
          <table:table-cell table:style-name="Table8.C2" office:value-type="string">
            <text:p text:style-name="Table_20_Contents">Returns the length of strings, lists and dicts.</text:p>
          </table:table-cell>
        </table:table-row>
        <table:table-row>
          <table:table-cell table:style-name="Table8.A2" office:value-type="string">
            <text:p text:style-name="Table_20_Contents"><text:span text:style-name="Source_20_Text">has</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Returns <text:span text:style-name="Source_20_Text">true</text:span> if given key is in the dict.</text:p>
          </table:table-cell>
        </table:table-row>
        <table:table-row>
          <table:table-cell table:style-name="Table8.A2" office:value-type="string">
            <text:p text:style-name="Table_20_Contents"><text:span text:style-name="Source_20_Text">get-from</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Pushes the value tied to given key in the dict to the stack. Raises an error if the key is not found.</text:p>
          </table:table-cell>
        </table:table-row>
        <table:table-row>
          <table:table-cell table:style-name="Table8.A2" office:value-type="string">
            <text:p text:style-name="Table_20_Contents"><text:span text:style-name="Source_20_Text">set-to</text:span></text:p>
          </table:table-cell>
          <table:table-cell table:style-name="Table8.A2" office:value-type="string">
            <text:p text:style-name="Table_20_Contents"><text:span text:style-name="Source_20_Text">dict key value</text:span></text:p>
          </table:table-cell>
          <table:table-cell table:style-name="Table8.C2" office:value-type="string">
            <text:p text:style-name="Table_20_Contents">Sets a dictionary item.</text:p>
          </table:table-cell>
        </table:table-row>
        <table:table-row>
          <table:table-cell table:style-name="Table8.A2" office:value-type="string">
            <text:p text:style-name="Table_20_Contents"><text:span text:style-name="Source_20_Text">delete-from</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Deletes the value associated with <text:span text:style-name="Source_20_Text">key</text:span> from the dict.</text:p>
          </table:table-cell>
        </table:table-row>
        <table:table-row>
          <table:table-cell table:style-name="Table8.A2" office:value-type="string">
            <text:p text:style-name="Table_20_Contents"><text:span text:style-name="Source_20_Text">keys</text:span></text:p>
          </table:table-cell>
          <table:table-cell table:style-name="Table8.A2" office:value-type="string">
            <text:p text:style-name="Table_20_Contents"><text:span text:style-name="Source_20_Text">dict</text:span></text:p>
          </table:table-cell>
          <table:table-cell table:style-name="Table8.C2" office:value-type="string">
            <text:p text:style-name="Table_20_Contents">Returns a list of keys that are in the dictionary.</text:p>
          </table:table-cell>
        </table:table-row>
        <table:table-row>
          <table:table-cell table:style-name="Table8.A2" office:value-type="string">
            <text:p text:style-name="Table_20_Contents"><text:span text:style-name="Source_20_Text">set{</text:span></text:p>
          </table:table-cell>
          <table:table-cell table:style-name="Table8.A2" office:value-type="string">
            <text:p text:style-name="Table_20_Contents"><text:span text:style-name="Source_20_Text">v1 v2 … }</text:span></text:p>
          </table:table-cell>
          <table:table-cell table:style-name="Table8.C2" office:value-type="string">
            <text:p text:style-name="Table_20_Contents">Creates a set: a dictionary where the information is stored in the keys rather than in the values. The values are set to <text:span text:style-name="Source_20_Text">true</text:span>. Usage is same as that of dicts, since it’s just a plain dict.</text:p>
          </table:table-cell>
        </table:table-row>
        <table:table-row>
          <table:table-cell table:style-name="Table8.A2" office:value-type="string">
            <text:p text:style-name="Table_20_Contents"><text:span text:style-name="Source_20_Text">choose</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Chooses a random item from the list.</text:p>
          </table:table-cell>
        </table:table-row>
        <table:table-row>
          <table:table-cell table:style-name="Table8.A2" office:value-type="string">
            <text:p text:style-name="Table_20_Contents"><text:span text:style-name="Source_20_Text">flatten</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Pushes all the items in the list on the stack.</text:p>
          </table:table-cell>
        </table:table-row>
        <table:table-row>
          <table:table-cell table:style-name="Table8.A2" office:value-type="string">
            <text:p text:style-name="Table_20_Contents"><text:span text:style-name="Source_20_Text">&amp;</text:span></text:p>
          </table:table-cell>
          <table:table-cell table:style-name="Table8.A2" office:value-type="string">
            <text:p text:style-name="Table_20_Contents"><text:span text:style-name="Source_20_Text">a b</text:span></text:p>
          </table:table-cell>
          <table:table-cell table:style-name="Table8.C2" office:value-type="string">
            <text:p text:style-name="Table_20_Contents">Creates a pair (<text:span text:style-name="Source_20_Text">a</text:span>, <text:span text:style-name="Source_20_Text">b</text:span>). Pairs are lightweight, immutable containers that can only contain other immutable objects.</text:p>
          </table:table-cell>
        </table:table-row>
        <table:table-row>
          <table:table-cell table:style-name="Table8.A2" office:value-type="string">
            <text:p text:style-name="Table_20_Contents"><text:span text:style-name="Source_20_Text">&amp;&lt;</text:span></text:p>
          </table:table-cell>
          <table:table-cell table:style-name="Table8.A2" office:value-type="string">
            <text:p text:style-name="Table_20_Contents"><text:span text:style-name="Source_20_Text">pair</text:span></text:p>
          </table:table-cell>
          <table:table-cell table:style-name="Table8.C2" office:value-type="string">
            <text:p text:style-name="Table_20_Contents">Returns the first item of a pair (<text:span text:style-name="Source_20_Text">a</text:span>).</text:p>
          </table:table-cell>
        </table:table-row>
        <table:table-row>
          <table:table-cell table:style-name="Table8.A2" office:value-type="string">
            <text:p text:style-name="Table_20_Contents"><text:span text:style-name="Source_20_Text">&amp;&gt;</text:span></text:p>
          </table:table-cell>
          <table:table-cell table:style-name="Table8.A2" office:value-type="string">
            <text:p text:style-name="Table_20_Contents"><text:span text:style-name="Source_20_Text">pair</text:span></text:p>
          </table:table-cell>
          <table:table-cell table:style-name="Table8.C2" office:value-type="string">
            <text:p text:style-name="Table_20_Contents">Returns the second item of a pair (<text:span text:style-name="Source_20_Text">b</text:span>).</text:p>
          </table:table-cell>
        </table:table-row>
      </table:table>
      <text:h text:style-name="Heading_20_3" text:outline-level="3"><text:soft-page-break/>Values</text:h>
      <table:table table:name="TableSLValues" table:style-name="TableSLValues">
        <table:table-column table:style-name="TableSLValues.A"/>
        <table:table-column table:style-name="TableSLValues.B"/>
        <table:table-header-rows>
          <table:table-row>
            <table:table-cell table:style-name="TableSLValues.A1" office:value-type="string">
              <text:p text:style-name="Table_20_Heading">Name</text:p>
            </table:table-cell>
            <table:table-cell table:style-name="TableSLValues.B1" office:value-type="string">
              <text:p text:style-name="Table_20_Heading">Description</text:p>
            </table:table-cell>
          </table:table-row>
        </table:table-header-rows>
        <table:table-row>
          <table:table-cell table:style-name="TableSLValues.A2" office:value-type="string">
            <text:p text:style-name="Table_20_Contents"><text:span text:style-name="Source_20_Text">true</text:span></text:p>
          </table:table-cell>
          <table:table-cell table:style-name="TableSLValues.B2" office:value-type="string">
            <text:p text:style-name="Table_20_Contents">The standard true value.</text:p>
          </table:table-cell>
        </table:table-row>
        <table:table-row>
          <table:table-cell table:style-name="TableSLValues.A2" office:value-type="string">
            <text:p text:style-name="Table_20_Contents"><text:span text:style-name="Source_20_Text">false</text:span></text:p>
          </table:table-cell>
          <table:table-cell table:style-name="TableSLValues.B2" office:value-type="string">
            <text:p text:style-name="Table_20_Contents">The standard false value.</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for functions which optionally can take a variable number of arguments. Passing this as the first argument signals that the number of arguments might be different from the default.</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for functions which can take a variable number of arguments. Denotes the end of a series of arguments.</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by <text:span text:style-name="Source_20_Text">[</text:span> to denote the end of the constructed list.</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by <text:span text:style-name="Source_20_Text">{</text:span> to denote the end of the constructed dictionary.</text:p>
          </table:table-cell>
        </table:table-row>
      </table:table>
      <text:h text:style-name="Heading_20_3" text:outline-level="3">Other</text:h>
      <text:p text:style-name="Text_20_body"/>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Arguments</text:p>
            </table:table-cell>
            <table:table-cell table:style-name="Table9.C1" office:value-type="string">
              <text:p text:style-name="Table_20_Heading">Description</text:p>
            </table:table-cell>
          </table:table-row>
        </table:table-header-rows>
        <table:table-row>
          <table:table-cell table:style-name="Table9.A2" office:value-type="string">
            <text:p text:style-name="Table_20_Contents"><text:span text:style-name="Source_20_Text">type</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Pushes the type of <text:span text:style-name="Source_20_Text">v</text:span> to the stack, one of: <text:span text:style-name="Source_20_Text">:ident</text:span>, <text:span text:style-name="Source_20_Text">:str</text:span>, <text:span text:style-name="Source_20_Text">:num</text:span>, <text:span text:style-name="Source_20_Text">:list</text:span>, <text:span text:style-name="Source_20_Text">:dict</text:span>, <text:span text:style-name="Source_20_Text">:pair</text:span>, <text:span text:style-name="Source_20_Text">:frac</text:span>, <text:span text:style-name="Source_20_Text">:func</text:span>, <text:span text:style-name="Source_20_Text">:nil</text:span> (The last one will never be returned in practice).</text:p>
          </table:table-cell>
        </table:table-row>
        <table:table-row>
          <table:table-cell table:style-name="Table9.A2" office:value-type="string">
            <text:p text:style-name="Table_20_Contents"><text:span text:style-name="Source_20_Text">range</text:span></text:p>
          </table:table-cell>
          <table:table-cell table:style-name="Table9.A2" office:value-type="string">
            <text:p text:style-name="Table_20_Contents"><text:span text:style-name="Source_20_Text">from to</text:span></text:p>
          </table:table-cell>
          <table:table-cell table:style-name="Table9.C2" office:value-type="string">
            <text:p text:style-name="Table_20_Contents">Returns an iterator that goes from <text:span text:style-name="Source_20_Text">from</text:span> to <text:span text:style-name="Source_20_Text">to</text:span>.</text:p>
          </table:table-cell>
        </table:table-row>
        <table:table-row>
          <table:table-cell table:style-name="Table9.A2" office:value-type="string">
            <text:p text:style-name="Table_20_Contents"><text:span text:style-name="Source_20_Text">in</text:span></text:p>
          </table:table-cell>
          <table:table-cell table:style-name="Table9.A2" office:value-type="string">
            <text:p text:style-name="Table_20_Contents"><text:span text:style-name="Source_20_Text">list</text:span></text:p>
          </table:table-cell>
          <table:table-cell table:style-name="Table9.C2" office:value-type="string">
            <text:p text:style-name="Table_20_Contents">Returns an iterator over the values in <text:span text:style-name="Source_20_Text">list</text:span>. Destructively updates its argument, so if you want to keep it in the original state, make a copy.</text:p>
          </table:table-cell>
        </table:table-row>
        <table:table-row>
          <table:table-cell table:style-name="Table9.A2" office:value-type="string">
            <text:p text:style-name="Table_20_Contents"><text:span text:style-name="Source_20_Text">reversed</text:span></text:p>
          </table:table-cell>
          <table:table-cell table:style-name="Table9.A2" office:value-type="string">
            <text:p text:style-name="Table_20_Contents"><text:span text:style-name="Source_20_Text">list</text:span></text:p>
          </table:table-cell>
          <table:table-cell table:style-name="Table9.C2" office:value-type="string">
            <text:p text:style-name="Table_20_Contents">Returns a new list that is the reverse of the old <text:span text:style-name="Source_20_Text">list</text:span>. Destructively updates its argument, so if you want to keep it in the original state, make a copy.</text:p>
          </table:table-cell>
        </table:table-row>
        <table:table-row>
          <table:table-cell table:style-name="Table9.A2" office:value-type="string">
            <text:p text:style-name="Table_20_Contents"><text:span text:style-name="Source_20_Text">catch-if</text:span></text:p>
          </table:table-cell>
          <table:table-cell table:style-name="Table9.A2" office:value-type="string">
            <text:p text:style-name="Table_20_Contents"><text:span text:style-name="Source_20_Text">exp err</text:span></text:p>
          </table:table-cell>
          <table:table-cell table:style-name="Table9.C2" office:value-type="string">
            <text:p text:style-name="Table_20_Contents">Used in error handlers. Used like <text:span text:style-name="Source_20_Text">catch do-something catch-if :name-error:</text:span>. Reraises the original error <text:span text:style-name="Source_20_Text">err</text:span> if <text:span text:style-name="Source_20_Text">exp</text:span> and <text:span text:style-name="Source_20_Text">err</text:span> are not the same.</text:p>
          </table:table-cell>
        </table:table-row>
        <table:table-row>
          <table:table-cell table:style-name="Table9.A2" office:value-type="string">
            <text:p text:style-name="Table_20_Contents"><text:span text:style-name="Source_20_Text">rep</text:span></text:p>
          </table:table-cell>
          <table:table-cell table:style-name="Table9.A2" office:value-type="string">
            <text:p text:style-name="Table_20_Contents"><text:span text:style-name="Source_20_Text">n v</text:span></text:p>
          </table:table-cell>
          <table:table-cell table:style-name="Table9.C2" office:value-type="string">
            <text:p text:style-name="Table_20_Contents">Repeats value <text:span text:style-name="Source_20_Text">v</text:span> <text:span text:style-name="Source_20_Text">n</text:span> times on the stack. <text:span text:style-name="Source_20_Text">rep 2</text:span> is the same as <text:span text:style-name="Source_20_Text">dup</text:span>.</text:p>
          </table:table-cell>
        </table:table-row>
        <table:table-row>
          <table:table-cell table:style-name="Table9.A2" office:value-type="string">
            <text:p text:style-name="Table_20_Contents"><text:span text:style-name="Source_20_Text">to-num</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Converts <text:span text:style-name="Source_20_Text">v</text:span> to a number if possible.</text:p>
          </table:table-cell>
        </table:table-row>
        <table:table-row>
          <table:table-cell table:style-name="Table9.A2" office:value-type="string">
            <text:p text:style-name="Table_20_Contents"><text:span text:style-name="Source_20_Text">to-str</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Converts <text:span text:style-name="Source_20_Text">v</text:span> to a string if possible.</text:p>
          </table:table-cell>
        </table:table-row>
        <table:table-row>
          <table:table-cell table:style-name="Table9.A2" office:value-type="string">
            <text:p text:style-name="Table_20_Contents"><text:span text:style-name="Source_20_Text">pass</text:span></text:p>
          </table:table-cell>
          <table:table-cell table:style-name="Table9.A2" office:value-type="string">
            <text:p text:style-name="Table_20_Contents"><text:span text:style-name="Source_20_Text"/></text:p>
          </table:table-cell>
          <table:table-cell table:style-name="Table9.C2" office:value-type="string">
            <text:p text:style-name="Table_20_Contents">Does nothing.</text:p>
          </table:table-cell>
        </table:table-row>
        <table:table-row>
          <table:table-cell table:style-name="Table9.A2" office:value-type="string">
            <text:p text:style-name="Table_20_Contents"><text:span text:style-name="Source_20_Text">exists? </text:span><text:span text:style-name="Alternative">or</text:span><text:span text:style-name="Source_20_Text"> ?</text:span></text:p>
          </table:table-cell>
          <table:table-cell table:style-name="Table9.A2" office:value-type="string">
            <text:p text:style-name="Table_20_Contents"><text:span text:style-name="Source_20_Text">ident</text:span></text:p>
          </table:table-cell>
          <table:table-cell table:style-name="Table9.C2" office:value-type="string">
            <text:p text:style-name="Table_20_Contents">Returns <text:span text:style-name="Source_20_Text">false</text:span> if calling <text:span text:style-name="Source_20_Text">get</text:span> on <text:span text:style-name="Source_20_Text">ident</text:span> would fail, <text:span text:style-name="Source_20_Text">true</text:span> otherwise.</text:p>
          </table:table-cell>
        </table:table-row>
        <table:table-row>
          <table:table-cell table:style-name="Table9.A2" office:value-type="string">
            <text:p text:style-name="Table_20_Contents"><text:span text:style-name="Source_20_Text">undef</text:span></text:p>
          </table:table-cell>
          <table:table-cell table:style-name="Table9.A2" office:value-type="string">
            <text:p text:style-name="Table_20_Contents"/>
          </table:table-cell>
          <table:table-cell table:style-name="Table9.C2" office:value-type="string">
            <text:p text:style-name="Table_20_Contents">Raises an error when called. Useful to set local variables to indicate they need to get a proper value later.</text:p>
          </table:table-cell>
        </table:table-row>
      </table:table>
      <text:h text:style-name="Heading_20_1" text:outline-level="1">Discussion</text:h>
      <text:h text:style-name="Heading_20_2" text:outline-level="2">String handling and Unicode</text:h>
      <text:p text:style-name="Text_20_body">The string handling part of the standard library is in need of a large change. There is no Unicode <text:soft-page-break/>support currently. It should be possible to redesign the string handling library, including Unicode awareness for the next version. This probably means that certain core parts of the virtual machine need to be changed as well.</text:p>
      <text:h text:style-name="Heading_20_2" text:outline-level="2">Module system</text:h>
      <text:p text:style-name="Text_20_body">Should the VM invoke the compiler?</text:p>
      <text:list xml:id="list472415060" text:style-name="L3">
        <text:list-item>
          <text:p text:style-name="P3"><text:span text:style-name="T1">Never.</text:span><text:line-break/>Advantage is simplicity: the VM doesn’t need to know anything about the compiler, or the existence of <text:span text:style-name="Source_20_Text">.deja</text:span> files.</text:p>
        </text:list-item>
        <text:list-item>
          <text:p text:style-name="P3">Yes, when the <text:span text:style-name="Source_20_Text">.deja</text:span> file exists, and the <text:span text:style-name="Source_20_Text">.vu</text:span> file doesn’t.<text:line-break/>Four cases, three distinct cases.<text:line-break/>Disadvantage: outdated byte code files.</text:p>
        </text:list-item>
        <text:list-item>
          <text:p text:style-name="P3">Yes, when the <text:span text:style-name="Source_20_Text">.vu</text:span> file is outdated (and if it doesn’t exist, it is always outdated).<text:line-break/>Five cases, three distinct cases.<text:line-break/>The most comprehensive solution; the way Python does it; but also the most complicated of the three.</text:p>
        </text:list-item>
      </text:list>
      <text:h text:style-name="Heading_20_1" text:outline-level="1">Changes</text:h>
      <text:list xml:id="list1420581549" text:style-name="L4">
        <text:list-item>
          <text:p text:style-name="P4">This version adds documentation for the standard library.</text:p>
        </text:list-item>
        <text:list-item>
          <text:p text:style-name="P4">It also brings improvements to the module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O"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nux Biolinum O"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nux Libertine O"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Linux Libertine O"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nux Libertine O" style:font-size-asian="12pt" style:font-name-complex="Lohit Hindi1"/>
    </style:style>
    <style:style style:name="Heading_20_1" style:display-name="Heading 1" style:family="paragraph" style:parent-style-name="Heading" style:next-style-name="Text_20_body" style:default-outline-level="1" style:class="text">
      <style:text-properties fo:font-variant="small-cap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variant="normal" fo:text-transform="none" style:text-outline="false" fo:font-size="14pt" fo:font-style="normal" style:text-underline-style="non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variant="small-caps" style:font-name="Linux Biolinum O1"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Linux Biolinum O1"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fo:font-variant="small-cap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master-page-name="">
      <style:paragraph-properties fo:orphans="3" style:page-number="auto"/>
    </style:style>
    <style:style style:name="Source_20_Text" style:display-name="Source Text" style:family="text">
      <style:text-properties style:font-name="DejaVu Sans Mono1" fo:font-size="10pt" style:font-name-asian="WenQuanYi Micro Hei1" style:font-size-asian="10.5pt" style:font-name-complex="DejaVu Sans Mono"/>
    </style:style>
    <style:style style:name="Teletype" style:family="text">
      <style:text-properties style:font-name="Linux Biolinum O2" fo:font-size="12pt" style:font-name-asian="WenQuanYi Micro Hei1" style:font-size-asian="10.5pt" style:font-name-complex="DejaVu Sans Mono"/>
    </style:style>
    <style:style style:name="Numbering_20_Symbols" style:display-name="Numbering Symbols" style:family="text"/>
    <style:style style:name="User_20_Entry" style:display-name="User Entry"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lternative" style:family="text">
      <style:text-properties fo:font-size="95%" fo:font-style="italic"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Wellner</meta:initial-creator>
    <meta:creation-date>2011-09-03T17:16:27</meta:creation-date>
    <dc:date>2012-09-15T13:57:46</dc:date>
    <dc:creator>Robin Wellner</dc:creator>
    <meta:editing-duration>P1DT23H57M34S</meta:editing-duration>
    <meta:editing-cycles>119</meta:editing-cycles>
    <meta:generator>LibreOffice/3.3$Unix LibreOffice_project/330m19$Build-202</meta:generator>
    <meta:document-statistic meta:table-count="11" meta:image-count="0" meta:object-count="0" meta:page-count="11" meta:paragraph-count="580" meta:word-count="3087" meta:character-count="16911"/>
  </office:meta>
</office:document-meta>
</file>